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2AsciiAdapterFactory.get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2AsciiAdapterFactory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2AsciiAdapterFactory.getAdapter( String choice , ProjectComponent lo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